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ot Tenderloin Sandwich</text:p>
      <text:p text:style-name="Text_20_body">Prep time: 20 minutes<text:line-break/>Grilling time: 30 to 35 minutes<text:line-break/><text:line-break/>1 cup sour cream<text:line-break/>2 tablespoons prepared horseradish<text:line-break/>1 teaspoon Dijon mustard<text:line-break/>       <text:line-break/>1 center-cut beef tenderloin, 2 to 2-1/2 pounds<text:line-break/>Extra virgin olive oil<text:line-break/>1 teaspoon kosher salt<text:line-break/>1/2 teaspoon freshly ground black pepper<text:line-break/>       <text:line-break/>1 large baguette, cut in half lengthwise<text:line-break/>1 bunch arugula, washed and dried<text:line-break/>1 cup grated Fontina cheese<text:line-break/><text:line-break/>1. In a small bowl mix the sour cream, horseradish, and mustard. Set aside.<text:line-break/><text:line-break/>2. Trim the tenderloin of any excess fat and silver skin and allow to sit at room temperature for 20 to 30 minutes before grilling. Meanwhile, prepare your grill.<text:line-break/><text:line-break/>3. If you are using a charcoal grill, fill a <text:a xlink:type="simple" xlink:href="http://www.weber.com/bbq/pub/shop/product/view.aspx?ProductID=1181">Weber® RapidFire® chimney starter</text:a> to the rim with charcoal and burn the charcoal until it is lightly covered with ash. Spread the charcoal in a tightly packed, single layer across one-half of the charcoal grate. Put the cooking grate in place, close the lid, and let the charcoal burn down to medium heat.<text:line-break/><text:line-break/>If you are using a gas grill, preheat your grill on high until it reaches 500°F. Then turn the burners down to medium heat (350°F to 450°F).<text:line-break/><text:line-break/>4. Brush the cooking grate(s) clean. Lightly brush or spray the tenderloin with oil and season with the salt and pepper. Sear over <text:span text:style-name="Emphasis"><text:span text:style-name="Strong_20_Emphasis">direct medium heat</text:span></text:span> (350ºF to 450ºF) until well marked, about 15 minutes, turning a quarter turn every 3 to 4 minutes. Continue grilling over <text:span text:style-name="Emphasis"><text:span text:style-name="Strong_20_Emphasis">indirect medium heat</text:span></text:span> until cooked to desired doneness, 15 to 20 minutes longer for medium rare, rotating the roast once or twice for even cooking. Remove from the grill and let rest for 5 to 10 minutes. Cut into 1/8-inch slices.<text:line-break/> <text:line-break/>5. Lightly brush the cut side of the baguette with oil and grill, cut side down, over <text:span text:style-name="Strong_20_Emphasis"><text:span text:style-name="Emphasis">direct medium heat</text:span></text:span> until lightly toasted, about 30 seconds.<text:line-break/><text:line-break/>6. Spread the baguette with the sour cream mixture, layer with arugula and sliced tenderloin, then top with the grated cheese. Cut crosswise into individual sandwiches.<text:line-break/><text:line-break/>Makes 6 servings                                                                 </text:p>
      <text:p text:style-name="Text_20_body">Grilling Tip:<text:line-break/>Finishing a roast over indirect heat allows the center of the meat to catch up with the outer surface. </text:p>
      <text:p text:style-name="Text_20_body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4-18T11:19:12</meta:creation-date>
    <dc:date>2008-04-18T11:20:09</dc:date>
    <meta:editing-cycles>1</meta:editing-cycles>
    <meta:editing-duration>PT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373" meta:character-count="2164"/>
  </office:meta>
</office:document-meta>
</file>